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99" draw:textarea-horizontal-align="justify" draw:textarea-vertical-align="middle" draw:auto-grow-height="false" fo:min-height="8.344cm" fo:min-width="14.657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5.532cm" fo:min-width="2.3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3cm" fo:min-width="3.2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5.532cm" fo:min-width="2.368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5.531cm" fo:min-width="2.368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5.531cm" fo:min-width="2.3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Algerian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lgerian"/>
    </style:style>
    <style:style style:name="T2" style:family="text">
      <style:text-properties style:font-name="Liberation Sans4" style:font-name-asian="Liberation Sans4" style:font-name-complex="Liberation Sans4"/>
    </style:style>
    <style:style style:name="T3" style:family="text">
      <style:text-properties style:font-name="Liberation Sans" style:font-name-asian="Liberation Sans4" style:font-name-complex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1.437cm" presentation:class="title" presentation:user-transformed="true">
          <draw:text-box>
            <text:p><text:span text:style-name="T1">PENG 4</text:span></text:p>
          </draw:text-box>
        </draw:frame>
        <draw:frame presentation:style-name="pr2" draw:text-style-name="P2" draw:layer="layout" svg:width="25.199cm" svg:height="16.255cm" svg:x="1.4cm" svg:y="1.437cm" presentation:class="subtitle" presentation:user-transformed="true">
          <draw:text-box>
            <text:p>A Short Introduction</text:p>
            <text:p>Into a</text:p>
            <text:p>Free-Style</text:p>
            <text:p>Encryption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<text:span text:style-name="T2">»</text:span><text:span text:style-name="T3">Free-Style</text:span><text:span text:style-name="T2">«</text:span><text:span text:style-name="T3">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pular algorithms are 'obscure'</text:p>
              </text:list-item>
              <text:list-item>
                <text:p>Some algorithms rely on false assumptions</text:p>
              </text:list-item>
              <text:list-item>
                <text:p>Fragility leads to in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and Transpar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XOR-encrypt your plaintext</text:p>
              </text:list-item>
              <text:list-item>
                <text:p>Permutate the bits</text:p>
              </text:list-item>
              <text:list-item>
                <text:p>XOR-encrypt it again</text:p>
              </text:list-item>
              <text:list-item>
                <text:p>Use a reliable PRNG source (in a probabilistic sense)</text:p>
              </text:list-item>
              <text:list-item>
                <text:p>Give no chance to re-s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lexity by Repitition and Alte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X-P-X scheme and repeat it</text:p>
              </text:list-item>
              <text:list-item>
                <text:p>Treat it as an block encryption algorithm</text:p>
              </text:list-item>
              <text:list-item>
                <text:p>Vary the scheme with each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c</text:p>
          </draw:text-box>
        </draw:frame>
        <draw:custom-shape draw:style-name="gr2" draw:text-style-name="P3" draw:layer="layout" svg:width="15.157cm" svg:height="8.594cm" svg:x="5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7.253cm" svg:y="7.806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11.145cm" svg:y="7.806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15.241cm" svg:y="7.806cm">
          <text:p text:style-name="P4">X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69cm" svg:height="1.503cm" svg:x="10.735cm" svg:y="6.4cm">
          <draw:text-box>
            <text:p>CBC</text:p>
          </draw:text-box>
        </draw:frame>
        <draw:line draw:style-name="gr5" draw:text-style-name="P7" draw:layer="layout" svg:x1="5.205cm" svg:y1="10.619cm" svg:x2="7.458cm" svg:y2="10.619cm">
          <text:p/>
        </draw:line>
        <draw:line draw:style-name="gr5" draw:text-style-name="P7" draw:layer="layout" svg:x1="10.12cm" svg:y1="10.619cm" svg:x2="11.554cm" svg:y2="10.619cm">
          <text:p/>
        </draw:line>
        <draw:line draw:style-name="gr5" draw:text-style-name="P7" draw:layer="layout" svg:x1="14.012cm" svg:y1="10.619cm" svg:x2="15.446cm" svg:y2="10.619cm">
          <text:p/>
        </draw:line>
        <draw:line draw:style-name="gr5" draw:text-style-name="P7" draw:layer="layout" svg:x1="18.108cm" svg:y1="10.619cm" svg:x2="20.156cm" svg:y2="10.619cm">
          <text:p/>
        </draw:line>
        <draw:g>
          <draw:custom-shape draw:style-name="gr2" draw:text-style-name="P3" draw:layer="layout" svg:width="15.157cm" svg:height="8.594cm" svg:x="5cm" svg:y="6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7.253cm" svg:y="7.806cm">
            <text:p text:style-name="P4">X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11.145cm" svg:y="7.806cm">
            <text:p text:style-name="P4">P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15.241cm" svg:y="7.806cm">
            <text:p text:style-name="P4">X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769cm" svg:height="1.503cm" svg:x="10.735cm" svg:y="6.4cm">
            <draw:text-box>
              <text:p>CBC</text:p>
            </draw:text-box>
          </draw:frame>
          <draw:line draw:style-name="gr5" draw:text-style-name="P7" draw:layer="layout" svg:x1="5.205cm" svg:y1="10.619cm" svg:x2="7.458cm" svg:y2="10.619cm">
            <text:p/>
          </draw:line>
          <draw:line draw:style-name="gr5" draw:text-style-name="P7" draw:layer="layout" svg:x1="10.12cm" svg:y1="10.619cm" svg:x2="11.554cm" svg:y2="10.619cm">
            <text:p/>
          </draw:line>
          <draw:line draw:style-name="gr5" draw:text-style-name="P7" draw:layer="layout" svg:x1="14.012cm" svg:y1="10.619cm" svg:x2="15.446cm" svg:y2="10.619cm">
            <text:p/>
          </draw:line>
          <draw:line draw:style-name="gr5" draw:text-style-name="P7" draw:layer="layout" svg:x1="18.108cm" svg:y1="10.619cm" svg:x2="20.156cm" svg:y2="10.619cm">
            <text:p/>
          </draw:line>
        </draw:g>
        <draw:custom-shape draw:style-name="gr2" draw:text-style-name="P3" draw:layer="layout" svg:width="15.157cm" svg:height="8.594cm" svg:x="5.819cm" svg:y="7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68cm" svg:height="5.782cm" svg:x="8.072cm" svg:y="8.43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67cm" svg:height="5.782cm" svg:x="11.964cm" svg:y="8.431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68cm" svg:height="5.782cm" svg:x="16.06cm" svg:y="8.431cm">
          <text:p text:style-name="P4">X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69cm" svg:height="1.503cm" svg:x="11.554cm" svg:y="7.025cm">
          <draw:text-box>
            <text:p>CBC</text:p>
          </draw:text-box>
        </draw:frame>
        <draw:line draw:style-name="gr5" draw:text-style-name="P7" draw:layer="layout" svg:x1="6.024cm" svg:y1="11.244cm" svg:x2="8.277cm" svg:y2="11.244cm">
          <text:p/>
        </draw:line>
        <draw:line draw:style-name="gr5" draw:text-style-name="P7" draw:layer="layout" svg:x1="10.94cm" svg:y1="11.244cm" svg:x2="12.374cm" svg:y2="11.244cm">
          <text:p/>
        </draw:line>
        <draw:line draw:style-name="gr5" draw:text-style-name="P7" draw:layer="layout" svg:x1="14.831cm" svg:y1="11.244cm" svg:x2="16.265cm" svg:y2="11.244cm">
          <text:p/>
        </draw:line>
        <draw:line draw:style-name="gr5" draw:text-style-name="P7" draw:layer="layout" svg:x1="18.928cm" svg:y1="11.244cm" svg:x2="20.976cm" svg:y2="11.244cm">
          <text:p/>
        </draw:line>
        <draw:g>
          <draw:custom-shape draw:style-name="gr2" draw:text-style-name="P3" draw:layer="layout" svg:width="15.157cm" svg:height="8.594cm" svg:x="5.819cm" svg:y="7.0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68cm" svg:height="5.782cm" svg:x="8.072cm" svg:y="8.431cm">
            <text:p text:style-name="P4">X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867cm" svg:height="5.782cm" svg:x="11.964cm" svg:y="8.431cm">
            <text:p text:style-name="P4">P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68cm" svg:height="5.782cm" svg:x="16.06cm" svg:y="8.431cm">
            <text:p text:style-name="P4">X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769cm" svg:height="1.503cm" svg:x="11.554cm" svg:y="7.025cm">
            <draw:text-box>
              <text:p>CBC</text:p>
            </draw:text-box>
          </draw:frame>
          <draw:line draw:style-name="gr5" draw:text-style-name="P7" draw:layer="layout" svg:x1="6.024cm" svg:y1="11.244cm" svg:x2="8.277cm" svg:y2="11.244cm">
            <text:p/>
          </draw:line>
          <draw:line draw:style-name="gr5" draw:text-style-name="P7" draw:layer="layout" svg:x1="10.94cm" svg:y1="11.244cm" svg:x2="12.374cm" svg:y2="11.244cm">
            <text:p/>
          </draw:line>
          <draw:line draw:style-name="gr5" draw:text-style-name="P7" draw:layer="layout" svg:x1="14.831cm" svg:y1="11.244cm" svg:x2="16.265cm" svg:y2="11.244cm">
            <text:p/>
          </draw:line>
          <draw:line draw:style-name="gr5" draw:text-style-name="P7" draw:layer="layout" svg:x1="18.928cm" svg:y1="11.244cm" svg:x2="20.976cm" svg:y2="11.244cm">
            <text:p/>
          </draw:line>
        </draw:g>
        <draw:custom-shape draw:style-name="gr2" draw:text-style-name="P3" draw:layer="layout" svg:width="15.157cm" svg:height="8.594cm" svg:x="6.843cm" svg:y="7.8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68cm" svg:height="5.781cm" svg:x="9.096cm" svg:y="9.213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867cm" svg:height="5.781cm" svg:x="12.988cm" svg:y="9.21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68cm" svg:height="5.781cm" svg:x="17.084cm" svg:y="9.213cm">
          <text:p text:style-name="P4">X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769cm" svg:height="1.503cm" svg:x="12.578cm" svg:y="7.806cm">
          <draw:text-box>
            <text:p>CBC</text:p>
          </draw:text-box>
        </draw:frame>
        <draw:line draw:style-name="gr5" draw:text-style-name="P7" draw:layer="layout" svg:x1="7.048cm" svg:y1="12.025cm" svg:x2="9.301cm" svg:y2="12.025cm">
          <text:p/>
        </draw:line>
        <draw:line draw:style-name="gr5" draw:text-style-name="P7" draw:layer="layout" svg:x1="11.964cm" svg:y1="12.025cm" svg:x2="13.398cm" svg:y2="12.025cm">
          <text:p/>
        </draw:line>
        <draw:line draw:style-name="gr5" draw:text-style-name="P7" draw:layer="layout" svg:x1="15.855cm" svg:y1="12.025cm" svg:x2="17.289cm" svg:y2="12.025cm">
          <text:p/>
        </draw:line>
        <draw:line draw:style-name="gr5" draw:text-style-name="P7" draw:layer="layout" svg:x1="19.952cm" svg:y1="12.025cm" svg:x2="22cm" svg:y2="12.025cm">
          <text:p/>
        </draw:line>
        <draw:g>
          <draw:custom-shape draw:style-name="gr2" draw:text-style-name="P3" draw:layer="layout" svg:width="15.157cm" svg:height="8.594cm" svg:x="6.843cm" svg:y="7.80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868cm" svg:height="5.781cm" svg:x="9.096cm" svg:y="9.213cm">
            <text:p text:style-name="P4">X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867cm" svg:height="5.781cm" svg:x="12.988cm" svg:y="9.213cm">
            <text:p text:style-name="P4">P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868cm" svg:height="5.781cm" svg:x="17.084cm" svg:y="9.213cm">
            <text:p text:style-name="P4">X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3.769cm" svg:height="1.503cm" svg:x="12.578cm" svg:y="7.806cm">
            <draw:text-box>
              <text:p>CBC</text:p>
            </draw:text-box>
          </draw:frame>
          <draw:line draw:style-name="gr5" draw:text-style-name="P7" draw:layer="layout" svg:x1="7.048cm" svg:y1="12.025cm" svg:x2="9.301cm" svg:y2="12.025cm">
            <text:p/>
          </draw:line>
          <draw:line draw:style-name="gr5" draw:text-style-name="P7" draw:layer="layout" svg:x1="11.964cm" svg:y1="12.025cm" svg:x2="13.398cm" svg:y2="12.025cm">
            <text:p/>
          </draw:line>
          <draw:line draw:style-name="gr5" draw:text-style-name="P7" draw:layer="layout" svg:x1="15.855cm" svg:y1="12.025cm" svg:x2="17.289cm" svg:y2="12.025cm">
            <text:p/>
          </draw:line>
          <draw:line draw:style-name="gr5" draw:text-style-name="P7" draw:layer="layout" svg:x1="19.952cm" svg:y1="12.025cm" svg:x2="22cm" svg:y2="12.02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limited Block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ipher block size can get as big as memory is available</text:p>
              </text:list-item>
              <text:list-item>
                <text:p>Bit permutation takes place over the full block di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07:18:26.875157183</meta:creation-date>
    <meta:editing-cycles>1</meta:editing-cycles>
    <meta:editing-duration>P0D</meta:editing-duration>
    <meta:generator>LibreOffice/5.2.2.2$Linux_X86_64 LibreOffice_project/8f96e87c890bf8fa77463cd4b640a2312823f3ad</meta:generator>
    <meta:document-statistic meta:object-count="101"/>
  </office:meta>
</office:document-meta>
</file>